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paragraph-rsid="00325870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2b1759" officeooo:paragraph-rsid="002b1759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3d0deb" officeooo:paragraph-rsid="003d3f02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4115ff" officeooo:paragraph-rsid="004115ff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language="en" fo:country="US" officeooo:rsid="00453ef0" officeooo:paragraph-rsid="0046fd66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fo:language="en" fo:country="US" officeooo:rsid="0046fd66" officeooo:paragraph-rsid="0046fd66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text-position="super 58%" fo:language="en" fo:country="US" officeooo:rsid="0046fd66" officeooo:paragraph-rsid="0046fd66"/>
    </style:style>
    <style:style style:name="P9" style:family="paragraph" style:parent-style-name="Text_20_body">
      <style:paragraph-properties fo:text-align="start" style:justify-single-word="false"/>
      <style:text-properties fo:language="en" fo:country="US" officeooo:paragraph-rsid="00202455"/>
    </style:style>
    <style:style style:name="P10" style:family="paragraph" style:parent-style-name="Text_20_body">
      <style:paragraph-properties fo:text-align="start" style:justify-single-word="false"/>
      <style:text-properties fo:language="en" fo:country="US" officeooo:paragraph-rsid="002b1759"/>
    </style:style>
    <style:style style:name="P11" style:family="paragraph" style:parent-style-name="Text_20_body">
      <style:paragraph-properties fo:text-align="start" style:justify-single-word="false"/>
      <style:text-properties fo:language="en" fo:country="US" officeooo:rsid="00243037" officeooo:paragraph-rsid="00243037"/>
    </style:style>
    <style:style style:name="P12" style:family="paragraph" style:parent-style-name="Text_20_body">
      <style:text-properties fo:language="en" fo:country="US" officeooo:rsid="00349fa1" officeooo:paragraph-rsid="00349fa1"/>
    </style:style>
    <style:style style:name="P13" style:family="paragraph" style:parent-style-name="Text_20_body">
      <style:text-properties fo:language="en" fo:country="US" officeooo:rsid="0035339f" officeooo:paragraph-rsid="0035339f"/>
    </style:style>
    <style:style style:name="P14" style:family="paragraph" style:parent-style-name="Text_20_body">
      <style:text-properties fo:language="en" fo:country="US" officeooo:rsid="00390033" officeooo:paragraph-rsid="00390033"/>
    </style:style>
    <style:style style:name="P15" style:family="paragraph" style:parent-style-name="Text_20_body">
      <style:text-properties fo:language="en" fo:country="US" officeooo:paragraph-rsid="004f0fe7"/>
    </style:style>
    <style:style style:name="P16" style:family="paragraph" style:parent-style-name="Text_20_body">
      <style:text-properties fo:language="en" fo:country="US" officeooo:rsid="0050942e" officeooo:paragraph-rsid="0050942e"/>
    </style:style>
    <style:style style:name="P17" style:family="paragraph" style:parent-style-name="Text_20_body">
      <style:text-properties fo:language="en" fo:country="US" officeooo:paragraph-rsid="0054015f"/>
    </style:style>
    <style:style style:name="P18" style:family="paragraph" style:parent-style-name="Text_20_body">
      <style:text-properties fo:language="en" fo:country="US" officeooo:rsid="0057f7aa" officeooo:paragraph-rsid="00597ebf"/>
    </style:style>
    <style:style style:name="P19" style:family="paragraph" style:parent-style-name="Text_20_body">
      <style:text-properties fo:language="en" fo:country="US" officeooo:paragraph-rsid="002db970"/>
    </style:style>
    <style:style style:name="P20" style:family="paragraph" style:parent-style-name="Text_20_body">
      <style:text-properties fo:language="en" fo:country="US" officeooo:rsid="006006f3" officeooo:paragraph-rsid="006006f3"/>
    </style:style>
    <style:style style:name="P21" style:family="paragraph" style:parent-style-name="Text_20_body">
      <style:paragraph-properties fo:text-align="center" style:justify-single-word="false"/>
      <style:text-properties fo:language="en" fo:country="US" officeooo:rsid="005d05f7" officeooo:paragraph-rsid="005d05f7"/>
    </style:style>
    <style:style style:name="P22" style:family="paragraph" style:parent-style-name="Text_20_body">
      <style:paragraph-properties fo:text-align="start" style:justify-single-word="false"/>
    </style:style>
    <style:style style:name="P23" style:family="paragraph" style:parent-style-name="Text_20_body">
      <style:text-properties officeooo:paragraph-rsid="004f0fe7"/>
    </style:style>
    <style:style style:name="P24" style:family="paragraph" style:parent-style-name="Text_20_body">
      <style:text-properties fo:font-size="12pt" fo:language="en" fo:country="US" officeooo:rsid="0056a2f8" officeooo:paragraph-rsid="0056a2f8" style:font-size-asian="12pt" style:font-size-complex="12pt"/>
    </style:style>
    <style:style style:name="P25" style:family="paragraph" style:parent-style-name="Text_20_body">
      <style:text-properties fo:font-size="12pt" fo:language="en" fo:country="US" officeooo:rsid="0056a2f8" officeooo:paragraph-rsid="00610091" style:font-size-asian="12pt" style:font-size-complex="12pt"/>
    </style:style>
    <style:style style:name="P26" style:family="paragraph" style:parent-style-name="Text_20_body">
      <style:text-properties style:font-name="Liberation Serif1" fo:language="en" fo:country="US" officeooo:rsid="0050b661" officeooo:paragraph-rsid="0050942e"/>
    </style:style>
    <style:style style:name="P27" style:family="paragraph" style:parent-style-name="Text_20_body">
      <style:text-properties style:font-name="Liberation Serif1" fo:language="en" fo:country="US" officeooo:rsid="0050b661" officeooo:paragraph-rsid="0057f7aa"/>
    </style:style>
    <style:style style:name="P28" style:family="paragraph" style:parent-style-name="Text_20_body">
      <style:text-properties style:font-name="Liberation Serif1" fo:font-size="12pt" fo:language="en" fo:country="US" fo:font-style="normal" fo:font-weight="normal" officeooo:rsid="0060804b" officeooo:paragraph-rsid="0060804b" style:font-size-asian="12pt" style:font-style-asian="normal" style:font-weight-asian="normal" style:font-size-complex="12pt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_20_1">
      <style:text-properties fo:language="en" fo:country="US" officeooo:rsid="002db970" officeooo:paragraph-rsid="002db970"/>
    </style:style>
    <style:style style:name="P32" style:family="paragraph" style:parent-style-name="Heading_20_1">
      <style:text-properties style:text-position="0% 100%" fo:language="en" fo:country="US"/>
    </style:style>
    <style:style style:name="P33" style:family="paragraph" style:parent-style-name="Heading_20_2">
      <style:text-properties fo:language="en" fo:country="US"/>
    </style:style>
    <style:style style:name="P34" style:family="paragraph" style:parent-style-name="Heading_20_2">
      <style:text-properties fo:font-weight="bold" style:font-weight-asian="bold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fo:language="en" fo:country="US" officeooo:paragraph-rsid="002b1759"/>
    </style:style>
    <style:style style:name="P36" style:family="paragraph" style:parent-style-name="Text_20_body" style:list-style-name="L2">
      <style:text-properties fo:language="en" fo:country="US" officeooo:rsid="00349fa1" officeooo:paragraph-rsid="00349fa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c86f"/>
    </style:style>
    <style:style style:name="T3" style:family="text">
      <style:text-properties fo:language="en" fo:country="US" officeooo:rsid="00191450"/>
    </style:style>
    <style:style style:name="T4" style:family="text">
      <style:text-properties fo:language="en" fo:country="US" officeooo:rsid="002db970"/>
    </style:style>
    <style:style style:name="T5" style:family="text">
      <style:text-properties fo:language="en" fo:country="US" officeooo:rsid="004f0175"/>
    </style:style>
    <style:style style:name="T6" style:family="text">
      <style:text-properties fo:language="en" fo:country="US" officeooo:rsid="004f0fe7"/>
    </style:style>
    <style:style style:name="T7" style:family="text">
      <style:text-properties fo:language="en" fo:country="US" officeooo:rsid="0050942e"/>
    </style:style>
    <style:style style:name="T8" style:family="text">
      <style:text-properties fo:color="#c9211e" loext:opacity="100%" officeooo:rsid="0029bbbc"/>
    </style:style>
    <style:style style:name="T9" style:family="text">
      <style:text-properties fo:font-variant="normal" fo:text-transform="none" fo:color="#000000" loext:opacity="100%" style:font-name="apple-system" fo:font-size="10.5pt" fo:letter-spacing="normal" fo:font-style="normal" fo:font-weight="normal" officeooo:rsid="00202455"/>
    </style:style>
    <style:style style:name="T10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02455" style:font-size-asian="12pt" style:font-size-complex="12pt"/>
    </style:style>
    <style:style style:name="T12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3fffe" style:font-size-asian="12pt" style:font-size-complex="12pt"/>
    </style:style>
    <style:style style:name="T13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43037" style:font-size-asian="12pt" style:font-size-complex="12pt"/>
    </style:style>
    <style:style style:name="T14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b1759" style:font-size-asian="12pt" style:font-size-complex="12pt"/>
    </style:style>
    <style:style style:name="T15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d3991" style:font-size-asian="12pt" style:font-size-complex="12pt"/>
    </style:style>
    <style:style style:name="T16" style:family="text">
      <style:text-properties fo:font-variant="normal" fo:text-transform="none" style:use-window-font-color="true" loext:opacity="0%" style:text-position="sub 58%" style:font-name="Liberation Serif" fo:font-size="12pt" fo:letter-spacing="normal" fo:font-style="normal" fo:font-weight="normal" officeooo:rsid="002d3991" style:font-size-asian="12pt" style:font-size-complex="12pt"/>
    </style:style>
    <style:style style:name="T17" style:family="text">
      <style:text-properties style:use-window-font-color="true" loext:opacity="0%" style:font-name="Liberation Serif" fo:font-size="12pt" officeooo:rsid="00202455" style:font-size-asian="12pt" style:font-size-complex="12pt"/>
    </style:style>
    <style:style style:name="T18" style:family="text">
      <style:text-properties style:use-window-font-color="true" loext:opacity="0%" officeooo:rsid="00202455"/>
    </style:style>
    <style:style style:name="T19" style:family="text">
      <style:text-properties style:use-window-font-color="true" loext:opacity="0%" officeooo:rsid="0029bbbc"/>
    </style:style>
    <style:style style:name="T20" style:family="text">
      <style:text-properties style:use-window-font-color="true" loext:opacity="0%" officeooo:rsid="002b1759"/>
    </style:style>
    <style:style style:name="T21" style:family="text">
      <style:text-properties style:use-window-font-color="true" loext:opacity="0%" style:font-name="Liberation Serif1" fo:font-size="12pt" fo:font-style="normal" fo:font-weight="normal" style:font-size-asian="12pt" style:font-style-asian="normal" style:font-weight-asian="normal" style:font-size-complex="12pt"/>
    </style:style>
    <style:style style:name="T22" style:family="text">
      <style:text-properties style:use-window-font-color="true" loext:opacity="0%" style:font-name="Liberation Serif1" fo:font-size="12pt" fo:font-style="normal" fo:font-weight="normal" officeooo:rsid="00597ebf" style:font-size-asian="12pt" style:font-style-asian="normal" style:font-weight-asian="normal" style:font-size-complex="12pt"/>
    </style:style>
    <style:style style:name="T23" style:family="text">
      <style:text-properties officeooo:rsid="00243037"/>
    </style:style>
    <style:style style:name="T24" style:family="text">
      <style:text-properties officeooo:rsid="00252677"/>
    </style:style>
    <style:style style:name="T25" style:family="text">
      <style:text-properties officeooo:rsid="0026ab4d"/>
    </style:style>
    <style:style style:name="T26" style:family="text">
      <style:text-properties officeooo:rsid="002714d9"/>
    </style:style>
    <style:style style:name="T27" style:family="text">
      <style:text-properties officeooo:rsid="002909f8"/>
    </style:style>
    <style:style style:name="T28" style:family="text">
      <style:text-properties officeooo:rsid="002b1759"/>
    </style:style>
    <style:style style:name="T29" style:family="text">
      <style:text-properties officeooo:rsid="00325870"/>
    </style:style>
    <style:style style:name="T30" style:family="text">
      <style:text-properties style:text-position="sub 58%"/>
    </style:style>
    <style:style style:name="T31" style:family="text">
      <style:text-properties style:text-position="sub 58%" style:font-name="Liberation Serif1" officeooo:rsid="00597ebf"/>
    </style:style>
    <style:style style:name="T32" style:family="text">
      <style:text-properties officeooo:rsid="003a9918"/>
    </style:style>
    <style:style style:name="T33" style:family="text">
      <style:text-properties officeooo:rsid="003c517c"/>
    </style:style>
    <style:style style:name="T34" style:family="text">
      <style:text-properties officeooo:rsid="003d0deb"/>
    </style:style>
    <style:style style:name="T35" style:family="text">
      <style:text-properties officeooo:rsid="003d3f02"/>
    </style:style>
    <style:style style:name="T36" style:family="text">
      <style:text-properties officeooo:rsid="00453ef0"/>
    </style:style>
    <style:style style:name="T37" style:family="text">
      <style:text-properties officeooo:rsid="0046fd66"/>
    </style:style>
    <style:style style:name="T38" style:family="text">
      <style:text-properties style:text-position="super 58%"/>
    </style:style>
    <style:style style:name="T39" style:family="text">
      <style:text-properties style:text-position="super 58%" officeooo:rsid="0046fd66"/>
    </style:style>
    <style:style style:name="T40" style:family="text">
      <style:text-properties style:text-position="super 58%" officeooo:rsid="00475fce"/>
    </style:style>
    <style:style style:name="T41" style:family="text">
      <style:text-properties style:text-position="super 58%" style:font-name="Liberation Serif1"/>
    </style:style>
    <style:style style:name="T42" style:family="text">
      <style:text-properties style:text-position="super 58%" style:font-name="Liberation Serif1" officeooo:rsid="0050942e"/>
    </style:style>
    <style:style style:name="T43" style:family="text">
      <style:text-properties style:text-position="0% 100%"/>
    </style:style>
    <style:style style:name="T44" style:family="text">
      <style:text-properties style:text-position="0% 100%" officeooo:rsid="00475fce"/>
    </style:style>
    <style:style style:name="T45" style:family="text">
      <style:text-properties style:font-name="Liberation Sans" fo:font-size="18.2000007629395pt" fo:font-weight="bold" officeooo:rsid="004befae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46" style:family="text">
      <style:text-properties officeooo:rsid="002db970"/>
    </style:style>
    <style:style style:name="T47" style:family="text">
      <style:text-properties officeooo:rsid="004f0fe7"/>
    </style:style>
    <style:style style:name="T48" style:family="text">
      <style:text-properties officeooo:rsid="0050942e"/>
    </style:style>
    <style:style style:name="T49" style:family="text">
      <style:text-properties style:font-name="Liberation Serif1"/>
    </style:style>
    <style:style style:name="T50" style:family="text">
      <style:text-properties style:font-name="Liberation Serif1" officeooo:rsid="0050b661"/>
    </style:style>
    <style:style style:name="T51" style:family="text">
      <style:text-properties style:font-name="Liberation Serif1" officeooo:rsid="0054015f"/>
    </style:style>
    <style:style style:name="T52" style:family="text">
      <style:text-properties style:font-name="Liberation Serif1" officeooo:rsid="0050942e"/>
    </style:style>
    <style:style style:name="T53" style:family="text">
      <style:text-properties style:font-name="Liberation Serif1" fo:font-size="12pt" fo:font-style="normal" fo:font-weight="normal" officeooo:rsid="005543ca" style:font-size-asian="12pt" style:font-style-asian="normal" style:font-weight-asian="normal" style:font-size-complex="12pt"/>
    </style:style>
    <style:style style:name="T54" style:family="text">
      <style:text-properties style:font-name="Liberation Serif1" fo:font-size="12pt" fo:font-style="normal" fo:font-weight="normal" officeooo:rsid="0054015f" style:font-size-asian="12pt" style:font-style-asian="normal" style:font-weight-asian="normal" style:font-size-complex="12pt"/>
    </style:style>
    <style:style style:name="T55" style:family="text">
      <style:text-properties style:font-name="Liberation Serif1" fo:font-style="normal" fo:font-weight="normal" style:font-style-asian="normal" style:font-weight-asian="normal"/>
    </style:style>
    <style:style style:name="T56" style:family="text">
      <style:text-properties style:font-name="Liberation Serif1" fo:font-style="normal" fo:font-weight="normal" officeooo:rsid="0054015f" style:font-style-asian="normal" style:font-weight-asian="normal"/>
    </style:style>
    <style:style style:name="T57" style:family="text">
      <style:text-properties style:font-name="Liberation Serif1" fo:font-style="normal" fo:font-weight="normal" officeooo:rsid="00610091" style:font-style-asian="normal" style:font-weight-asian="normal"/>
    </style:style>
    <style:style style:name="T58" style:family="text">
      <style:text-properties style:font-name="Liberation Serif1" fo:font-style="normal" fo:font-weight="normal" officeooo:rsid="003d3f02" style:font-style-asian="normal" style:font-weight-asian="normal"/>
    </style:style>
    <style:style style:name="T59" style:family="text">
      <style:text-properties style:font-name="Liberation Serif1" fo:font-style="normal" style:font-style-asian="normal"/>
    </style:style>
    <style:style style:name="T60" style:family="text">
      <style:text-properties style:font-name="Liberation Serif1" fo:font-style="normal" officeooo:rsid="00597ebf" style:font-style-asian="normal"/>
    </style:style>
    <style:style style:name="T61" style:family="text">
      <style:text-properties style:font-name="Liberation Serif1" officeooo:rsid="00597ebf"/>
    </style:style>
    <style:style style:name="T62" style:family="text">
      <style:text-properties style:font-name="Liberation Serif1" officeooo:rsid="005f7e10"/>
    </style:style>
    <style:style style:name="T63" style:family="text">
      <style:text-properties officeooo:rsid="00597ebf"/>
    </style:style>
    <style:style style:name="T64" style:family="text">
      <style:text-properties fo:font-size="12pt" officeooo:rsid="0050942e" style:font-size-asian="12pt" style:font-size-complex="12pt"/>
    </style:style>
    <style:style style:name="T65" style:family="text">
      <style:text-properties officeooo:rsid="00635d6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495_1234095400"/><text:span text:style-name="T46">Solution</text:span><text:span text:style-name="T65">s of ”counting problem”</text:span><text:bookmark-end text:name="__RefHeading___Toc495_1234095400"/></text:p>
      <text:p text:style-name="P21">Chi-Kit Pao</text:p>
      <text:p text:style-name="P19"/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s</text:p>
          </text:index-title>
          <text:p text:style-name="P29"><text:a xlink:type="simple" xlink:href="#__RefHeading___Toc372_1234095400" text:style-name="Index_20_Link" text:visited-style-name="Index_20_Link">1 Solution via matrix multiplication<text:tab/>1</text:a></text:p>
          <text:p text:style-name="P30"><text:a xlink:type="simple" xlink:href="#__RefHeading___Toc374_1234095400" text:style-name="Index_20_Link" text:visited-style-name="Index_20_Link">1.1 Calculation for any number<text:tab/>1</text:a></text:p>
          <text:p text:style-name="P29"><text:a xlink:type="simple" xlink:href="#__RefHeading___Toc376_1234095400" text:style-name="Index_20_Link" text:visited-style-name="Index_20_Link">2 Solution via generating function<text:tab/>2</text:a></text:p>
          <text:p text:style-name="P30"><text:a xlink:type="simple" xlink:href="#__RefHeading___Toc497_1234095400" text:style-name="Index_20_Link" text:visited-style-name="Index_20_Link">2.1 </text:a><text:a xlink:type="simple" xlink:href="#__RefHeading___Toc497_1234095400" text:style-name="Index_20_Link" text:visited-style-name="Index_20_Link">Calculation for remainder </text:a><text:a xlink:type="simple" xlink:href="#__RefHeading___Toc497_1234095400" text:style-name="Index_20_Link" text:visited-style-name="Index_20_Link">of sums </text:a><text:a xlink:type="simple" xlink:href="#__RefHeading___Toc497_1234095400" text:style-name="Index_20_Link" text:visited-style-name="Index_20_Link">other than 0</text:a><text:a xlink:type="simple" xlink:href="#__RefHeading___Toc497_1234095400" text:style-name="Index_20_Link" text:visited-style-name="Index_20_Link"><text:tab/>3</text:a></text:p>
        </text:index-body>
      </text:table-of-content>
      <text:p text:style-name="P19"/>
      <text:h text:style-name="P31" text:outline-level="1"><text:bookmark-start text:name="__RefHeading___Toc372_1234095400"/>Solution via matrix multiplication<text:bookmark-end text:name="__RefHeading___Toc372_1234095400"/></text:h>
      <text:p text:style-name="P22"><text:span text:style-name="T2">The p</text:span><text:span text:style-name="T1">roblem </text:span><text:span text:style-name="T3">from</text:span><text:span text:style-name="T2"> </text:span><text:span text:style-name="T5">Y</text:span><text:span text:style-name="T1">ou</text:span><text:span text:style-name="T5">T</text:span><text:span text:style-name="T1">ube video "Olympiad level counting - How many subsets of {1,…,2000} have a sum divisible by 5" by 3Blue1Brown (url: </text:span><text:a xlink:type="simple" xlink:href="https://www.youtube.com/watch?v=bOXCLR3Wric" text:style-name="Internet_20_link" text:visited-style-name="Visited_20_Internet_20_Link">https://www.youtube.com/watch?v=bOXCLR3Wric</text:a><text:span text:style-name="T1">) </text:span><text:span text:style-name="T3">can be described </text:span><text:span text:style-name="T4">via</text:span><text:span text:style-name="T3"> matrix multiplication.</text:span></text:p>
      <text:p text:style-name="P9"><text:span text:style-name="T18">We wa</text:span><text:span text:style-name="T17">nt</text:span><text:span text:style-name="T11"> to </text:span><text:span text:style-name="T12">name</text:span><text:span text:style-name="T11"> the counts </text:span><text:span text:style-name="T13">of su</text:span><text:span text:style-name="T11">ms congruent to (0, 1, …, d-1) modulo d (d=5 in the video) as</text:span><text:span text:style-name="T9"> </text:span><draw:frame draw:style-name="fr1" draw:name="Objekt2" text:anchor-type="as-char" svg:y="-0.377cm" svg:width="2.538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1">As per defin<text:span text:style-name="T26">i</text:span>tion in video, an empty set has a sum of 0 and is <text:span text:style-name="T24">a </text:span>multiple of d.</text:p>
      <text:p text:style-name="P10"><text:span text:style-name="T23">If we know the counts </text:span><draw:frame draw:style-name="fr1" draw:name="Objekt3" text:anchor-type="as-char" svg:y="-0.377cm" svg:width="2.538cm" svg:height="0.531cm" draw:z-index="2"><draw:object xlink:href="./Object 3" xlink:type="simple" xlink:show="embed" xlink:actuate="onLoad"/><draw:image xlink:href="./ObjectReplacements/Object 3" xlink:type="simple" xlink:show="embed" xlink:actuate="onLoad"/><svg:desc>Formel</svg:desc></draw:frame>in a set of given numbers <text:span text:style-name="T28">(set C)</text:span>, <text:span text:style-name="T23">and we’</text:span><text:span text:style-name="T25">ve</text:span><text:span text:style-name="T23"> g</text:span><text:span text:style-name="T25">o</text:span><text:span text:style-name="T23">t another set </text:span><text:span text:style-name="T27">with counts</text:span><text:span text:style-name="T23"> </text:span><draw:frame draw:style-name="fr1" draw:name="Objekt4" text:anchor-type="as-char" svg:y="-0.377cm" svg:width="2.574cm" svg:height="0.531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text:span text:style-name="T28">(set A)</text:span>, <text:span text:style-name="T19">the total counts </text:span><text:span text:style-name="T8"><draw:frame draw:style-name="fr1" draw:name="Objekt5" text:anchor-type="as-char" svg:y="-0.377cm" svg:width="2.35cm" svg:height="0.531cm" draw:z-index="4"><draw:object xlink:href="./Object 5" xlink:type="simple" xlink:show="embed" xlink:actuate="onLoad"/><draw:image xlink:href="./ObjectReplacements/Object 5" xlink:type="simple" xlink:show="embed" xlink:actuate="onLoad"/><svg:desc>Formel</svg:desc></draw:frame></text:span><text:span text:style-name="T19">for the union </text:span><text:span text:style-name="T20">(set T) </text:span><text:span text:style-name="T19">of these two set</text:span><text:span text:style-name="T20">s</text:span><text:span text:style-name="T19"> will be </text:span><text:span text:style-name="T20">(e. g. d=5)</text:span><text:span text:style-name="T19">:</text:span></text:p>
      <text:p text:style-name="P1"><draw:frame draw:style-name="fr1" draw:name="Objekt1" text:anchor-type="as-char" svg:y="-1.616cm" svg:width="5.8cm" svg:height="3.08cm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3">For example, for the count of sums <text:span text:style-name="T11">congruent </text:span><text:span text:style-name="T10">to 2 in the new set T, we can combine:</text:span></text:p>
      <text:list xml:id="list4109006979" text:style-name="L1">
        <text:list-item>
          <text:p text:style-name="P35"><text:span text:style-name="T14">sums </text:span><text:span text:style-name="T11">congruent </text:span><text:span text:style-name="T14">to 2 from set C and sums congruent to 0 from set A,</text:span></text:p>
        </text:list-item>
        <text:list-item>
          <text:p text:style-name="P35"><text:span text:style-name="T14">sums </text:span><text:span text:style-name="T11">congruent </text:span><text:span text:style-name="T14">to 1 from set C and sums congruent to 1 from set A,</text:span></text:p>
        </text:list-item>
        <text:list-item>
          <text:p text:style-name="P35"><text:span text:style-name="T14">sums </text:span><text:span text:style-name="T11">congruent </text:span><text:span text:style-name="T14">to 0 from set C and sums congruent to 2 from set A,</text:span></text:p>
        </text:list-item>
        <text:list-item>
          <text:p text:style-name="P35"><text:span text:style-name="T14">sums </text:span><text:span text:style-name="T11">congruent </text:span><text:span text:style-name="T14">to 4 from set C and sums congruent to 3 from set A, and</text:span></text:p>
        </text:list-item>
        <text:list-item>
          <text:p text:style-name="P35"><text:span text:style-name="T14">sums </text:span><text:span text:style-name="T11">congruent </text:span><text:span text:style-name="T14">to 3 from set C and sums congruent to 4 from set A.</text:span></text:p>
        </text:list-item>
      </text:list>
      <text:p text:style-name="P2"><text:span text:style-name="T14">In total, it will be</text:span><text:span text:style-name="T14"><draw:frame draw:style-name="fr1" draw:name="Objekt6" text:anchor-type="as-char" svg:y="-0.377cm" svg:width="5.549cm" svg:height="0.531cm" draw:z-index="5"><draw:object xlink:href="./Object 6" xlink:type="simple" xlink:show="embed" xlink:actuate="onLoad"/><draw:image xlink:href="./ObjectReplacements/Object 6" xlink:type="simple" xlink:show="embed" xlink:actuate="onLoad"/><svg:desc>Formel</svg:desc></draw:frame></text:span><text:span text:style-name="T14">, which is third row </text:span><text:span text:style-name="T15">(t</text:span><text:span text:style-name="T16">2</text:span><text:span text:style-name="T15">) </text:span><text:span text:style-name="T14">from the result of matrix multiplication. </text:span></text:p>
      <text:h text:style-name="P33" text:outline-level="2"><text:bookmark-start text:name="__RefHeading___Toc374_1234095400"/><text:bookmark-start text:name="__RefNumPara__500_1234095400"/>Calculation <text:span text:style-name="T29">for any number</text:span><text:bookmark-end text:name="__RefHeading___Toc374_1234095400"/><text:bookmark-end text:name="__RefNumPara__500_1234095400"/></text:h>
      <text:p text:style-name="P12">First of all, we know that for an empty set, there is one sum (= 0), so c<text:span text:style-name="T30">0</text:span> is 1 and c<text:span text:style-name="T30">1</text:span> = c<text:span text:style-name="T30">2</text:span> = c<text:span text:style-name="T30">3</text:span> = c<text:span text:style-name="T30">4</text:span> = 0. </text:p>
      <text:p text:style-name="P12">Then we combine this set with a set with only the number “1”. We’ve got two possibilities here to:</text:p>
      <text:list xml:id="list1653585515" text:style-name="L2">
        <text:list-item>
          <text:p text:style-name="P36">either don’t use the new number (congruent 0 mod 5, a<text:span text:style-name="T30">0</text:span>=1), or</text:p>
        </text:list-item>
        <text:list-item>
          <text:p text:style-name="P36"><text:soft-page-break/>or use the new number (congruent 1 mod 5, a<text:span text:style-name="T30">1</text:span>=1).</text:p>
        </text:list-item>
      </text:list>
      <text:p text:style-name="P13">So for the new set as union of empty set and number “1”, we’ve got the following new counts <text:span text:style-name="T34">in a solution vector</text:span>.</text:p>
      <text:p text:style-name="P12"><draw:frame draw:style-name="fr1" draw:name="Objekt7" text:anchor-type="as-char" svg:y="-1.616cm" svg:width="5.923cm" svg:height="3.08cm" draw:z-index="6"><draw:object xlink:href="./Object 7" xlink:type="simple" xlink:show="embed" xlink:actuate="onLoad"/><draw:image xlink:href="./ObjectReplacements/Object 7" xlink:type="simple" xlink:show="embed" xlink:actuate="onLoad"/><svg:desc>Formel</svg:desc></draw:frame>.</text:p>
      <text:p text:style-name="P14">It works similarly when combining this set with number “2”:</text:p>
      <text:p text:style-name="P12"><draw:frame draw:style-name="fr1" draw:name="Objekt8" text:anchor-type="as-char" svg:y="-1.616cm" svg:width="5.923cm" svg:height="3.08cm" draw:z-index="7"><draw:object xlink:href="./Object 8" xlink:type="simple" xlink:show="embed" xlink:actuate="onLoad"/><draw:image xlink:href="./ObjectReplacements/Object 8" xlink:type="simple" xlink:show="embed" xlink:actuate="onLoad"/><svg:desc>Formel</svg:desc></draw:frame>.<text:line-break/><text:span text:style-name="T32">For </text:span><text:span text:style-name="T33">sets with </text:span><text:span text:style-name="T32">3, 4, and 5 </text:span><text:span text:style-name="T33">numbers</text:span><text:span text:style-name="T32">:</text:span></text:p>
      <text:p text:style-name="P12"><draw:frame draw:style-name="fr1" draw:name="Objekt9" text:anchor-type="as-char" svg:y="-1.616cm" svg:width="8.414cm" svg:height="3.08cm" draw:z-index="8"><draw:object xlink:href="./Object 9" xlink:type="simple" xlink:show="embed" xlink:actuate="onLoad"/><draw:image xlink:href="./ObjectReplacements/Object 9" xlink:type="simple" xlink:show="embed" xlink:actuate="onLoad"/><svg:desc>Formel</svg:desc></draw:frame>.</text:p>
      <text:p text:style-name="P4">For sets with numbers n &gt; 5, we <text:span text:style-name="T36">can</text:span> <text:span text:style-name="T35">repeat the matrix generation and matrix multiplication with the solution vector for n=5. If there is remainder for n divided by 5, we will apply another matrix multiplication with solution vector of n=1, …, 4.</text:span></text:p>
      <text:p text:style-name="P5"/>
      <text:p text:style-name="P5">For n = 2000, we will need 2000 / 5 = 400 steps.</text:p>
      <text:p text:style-name="P5"/>
      <text:p text:style-name="P6">But we can also <text:span text:style-name="T37">calculate </text:span><text:span text:style-name="T35">solution vector</text:span><text:span text:style-name="T37">s</text:span><text:span text:style-name="T35"> for n=5</text:span><text:span text:style-name="T39">1</text:span><text:span text:style-name="T35">, </text:span><text:span text:style-name="T37">5</text:span><text:span text:style-name="T39">2</text:span><text:span text:style-name="T37">, 5</text:span><text:span text:style-name="T39">4</text:span><text:span text:style-name="T37">, etc. by multiplying the generated matrix with the new solution vector coming out from the matrix multiplication.</text:span></text:p>
      <text:p text:style-name="P7">For n = 2000 = 5 * 400 and 400 = 1 1001 0000<text:span text:style-name="T30">b</text:span><text:span text:style-name="T43">, we need to multiply with solution vectors of 5</text:span><text:span text:style-name="T40">16</text:span><text:span text:style-name="T43">,</text:span><text:span text:style-name="T38"> <text:s/></text:span><text:span text:style-name="T44">5</text:span><text:span text:style-name="T40">128</text:span><text:span text:style-name="T44">, and 5</text:span><text:span text:style-name="T40">256</text:span><text:span text:style-name="T44">.</text:span><text:span text:style-name="T38"> </text:span></text:p>
      <text:p text:style-name="P8"/>
      <text:h text:style-name="P32" text:outline-level="1"><text:bookmark-start text:name="__RefHeading___Toc376_1234095400"/>Solution via <text:span text:style-name="T45">generating function</text:span><text:bookmark-end text:name="__RefHeading___Toc376_1234095400"/></text:h>
      <text:p text:style-name="P23"><text:span text:style-name="T5">In the </text:span><text:span text:style-name="T1">YouTube video "Olympiad level counting - How many subsets of {1,…,2000} have a sum divisible by 5" by 3Blue1Brown (url: </text:span><text:a xlink:type="simple" xlink:href="https://www.youtube.com/watch?v=bOXCLR3Wric" text:style-name="Internet_20_link" text:visited-style-name="Visited_20_Internet_20_Link">https://www.youtube.com/watch?v=bOXCLR3Wric</text:a><text:span text:style-name="T1">), </text:span><text:span text:style-name="T6">it </text:span><text:span text:style-name="T7">shows </text:span><text:span text:style-name="T6">a solution by using a generating function:</text:span></text:p>
      <text:p text:style-name="P15"><text:span text:style-name="T47"><draw:frame draw:style-name="fr1" draw:name="Objekt10" text:anchor-type="as-char" svg:y="-0.794cm" svg:width="6.802cm" svg:height="1.718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47">.</text:span></text:p>
      <text:p text:style-name="P16"><text:soft-page-break/>With<draw:frame draw:style-name="fr1" draw:name="Objekt11" text:anchor-type="as-char" svg:y="-0.723cm" svg:width="1.542cm" svg:height="0.817cm" draw:z-index="10"><draw:object xlink:href="./Object 11" xlink:type="simple" xlink:show="embed" xlink:actuate="onLoad"/><draw:image xlink:href="./ObjectReplacements/Object 11" xlink:type="simple" xlink:show="embed" xlink:actuate="onLoad"/></draw:frame>, the sum f(<text:span text:style-name="T49">ζ</text:span><text:span text:style-name="T41">0</text:span><text:span text:style-name="T49">)+f(ζ</text:span><text:span text:style-name="T41">1</text:span><text:span text:style-name="T49">)+f(ζ</text:span><text:span text:style-name="T41">2</text:span><text:span text:style-name="T49">)+f(ζ</text:span><text:span text:style-name="T41">3</text:span><text:span text:style-name="T49">)+f(ζ</text:span><text:span text:style-name="T41">4</text:span><text:span text:style-name="T49">) </text:span><text:span text:style-name="T50">results in 5 times of the sum of coefficients which is multiple of 5: </text:span></text:p>
      <text:p text:style-name="P26"><draw:frame draw:style-name="fr1" draw:name="Objekt12" text:anchor-type="as-char" svg:y="-0.437cm" svg:width="9.391cm" svg:height="0.619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7"><text:span text:style-name="T50">F</text:span><text:span text:style-name="T51">or numbers n which is multiple of 5, the video gives the answer that there are</text:span><text:span text:style-name="T51"><draw:frame draw:style-name="fr1" draw:name="Objekt13" text:anchor-type="as-char" svg:y="-0.766cm" svg:width="2.3cm" svg:height="1.143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51">sums which are divisible by 5. E. g. for n=2000, there are</text:span><text:span text:style-name="T51"><draw:frame draw:style-name="fr1" draw:name="Objekt14" text:anchor-type="as-char" svg:y="-0.619cm" svg:width="2.801cm" svg:height="0.998cm" draw:z-index="13"><draw:object xlink:href="./Object 14" xlink:type="simple" xlink:show="embed" xlink:actuate="onLoad"/><draw:image xlink:href="./ObjectReplacements/Object 14" xlink:type="simple" xlink:show="embed" xlink:actuate="onLoad"/><svg:desc>Formel</svg:desc></draw:frame></text:span><text:span text:style-name="T53">of </text:span><text:span text:style-name="T54">them.</text:span></text:p>
      <text:p text:style-name="P24"><text:span text:style-name="T56">T</text:span><text:span text:style-name="T55">his approach works similarly with every divisor d &gt;= 2 and when n is multiple of d.</text:span></text:p>
      <text:h text:style-name="P34" text:outline-level="2"><text:bookmark-start text:name="__RefHeading___Toc497_1234095400"/><text:span text:style-name="T59">Calculation for remainder </text:span><text:span text:style-name="T60">of sums </text:span><text:span text:style-name="T59">other than 0</text:span><text:bookmark-end text:name="__RefHeading___Toc497_1234095400"/></text:h>
      <text:p text:style-name="P18"><text:span text:style-name="T21">I’ve have modified this approach by adding factor</text:span><text:span text:style-name="T22">s</text:span><text:span text:style-name="T21"> while adding the generating functions. </text:span><text:span text:style-name="T64">W</text:span><text:span text:style-name="T48">ith</text:span><text:span text:style-name="T48"><draw:frame draw:style-name="fr1" draw:name="Objekt16" text:anchor-type="as-char" svg:y="-0.443cm" svg:width="2.251cm" svg:height="0.596cm" draw:z-index="15"><draw:object xlink:href="./Object 16" xlink:type="simple" xlink:show="embed" xlink:actuate="onLoad"/><draw:image xlink:href="./ObjectReplacements/Object 16" xlink:type="simple" xlink:show="embed" xlink:actuate="onLoad"/><svg:desc>Formel</svg:desc></draw:frame></text:span><text:span text:style-name="T63">and k is the remainder of sums when dividing by d (e. g. 5)</text:span><text:span text:style-name="T48">, the sum </text:span><text:span text:style-name="T61">α</text:span><text:span text:style-name="T31">0,k</text:span><text:span text:style-name="T48">f(</text:span><text:span text:style-name="T52">ζ</text:span><text:span text:style-name="T42">0</text:span><text:span text:style-name="T52">)+</text:span><text:span text:style-name="T61">α</text:span><text:span text:style-name="T31">1,k</text:span><text:span text:style-name="T52">f(ζ</text:span><text:span text:style-name="T42">1</text:span><text:span text:style-name="T52">)+</text:span><text:span text:style-name="T61">α</text:span><text:span text:style-name="T31">2,k</text:span><text:span text:style-name="T52">f(ζ</text:span><text:span text:style-name="T42">2</text:span><text:span text:style-name="T52">)+</text:span><text:span text:style-name="T61">α</text:span><text:span text:style-name="T31">3,k</text:span><text:span text:style-name="T52">f(ζ</text:span><text:span text:style-name="T42">3</text:span><text:span text:style-name="T52">)+</text:span><text:span text:style-name="T61">α</text:span><text:span text:style-name="T31">4,k</text:span><text:span text:style-name="T52">f(ζ</text:span><text:span text:style-name="T42">4</text:span><text:span text:style-name="T52">) </text:span><text:span text:style-name="T50">results in 5 times of the sum of coefficients </text:span><text:span text:style-name="T61">with remainders is k = (0, …, 4) when divid</text:span><text:span text:style-name="T62">ed</text:span><text:span text:style-name="T61"> by 5</text:span><text:span text:style-name="T50">: </text:span></text:p>
      <text:p text:style-name="P27"><draw:frame draw:style-name="fr1" draw:name="Objekt15" text:anchor-type="as-char" svg:y="-1.64cm" svg:width="13.822cm" svg:height="3.18cm" draw:z-index="14"><draw:object xlink:href="./Object 15" xlink:type="simple" xlink:show="embed" xlink:actuate="onLoad"/><draw:image xlink:href="./ObjectReplacements/Object 15" xlink:type="simple" xlink:show="embed" xlink:actuate="onLoad"/><svg:desc>Formel</svg:desc></draw:frame></text:p>
      <text:p text:style-name="P20"><text:span text:style-name="T50">F</text:span><text:span text:style-name="T49">or k=0, the formula </text:span><text:span text:style-name="T49"><draw:frame draw:style-name="fr1" draw:name="Objekt17" text:anchor-type="as-char" svg:y="-0.766cm" svg:width="2.3cm" svg:height="1.143cm" draw:z-index="16"><draw:object xlink:href="./Object 17" xlink:type="simple" xlink:show="embed" xlink:actuate="onLoad"/><draw:image xlink:href="./ObjectReplacements/Object 17" xlink:type="simple" xlink:show="embed" xlink:actuate="onLoad"/><svg:desc>Formel</svg:desc></draw:frame></text:span><text:span text:style-name="T49">remains the same since all factors</text:span><draw:frame draw:style-name="fr1" draw:name="Objekt18" text:anchor-type="as-char" svg:y="-0.215cm" svg:width="0.82cm" svg:height="0.37cm" draw:z-index="17"><draw:object xlink:href="./Object 18" xlink:type="simple" xlink:show="embed" xlink:actuate="onLoad"/><draw:image xlink:href="./ObjectReplacements/Object 18" xlink:type="simple" xlink:show="embed" xlink:actuate="onLoad"/><svg:desc>Formel</svg:desc></draw:frame>equal to 1. For k=1..4, we’ve got the formula<draw:frame draw:style-name="fr1" draw:name="Objekt19" text:anchor-type="as-char" svg:y="-0.766cm" svg:width="1.986cm" svg:height="1.143cm" draw:z-index="18"><draw:object xlink:href="./Object 19" xlink:type="simple" xlink:show="embed" xlink:actuate="onLoad"/><draw:image xlink:href="./ObjectReplacements/Object 19" xlink:type="simple" xlink:show="embed" xlink:actuate="onLoad"/><svg:desc>Formel</svg:desc></draw:frame>for number of sums with remainder k when divided by 5.</text:p>
      <text:p text:style-name="P25"><text:span text:style-name="T56">T</text:span><text:span text:style-name="T55">his approach works similarly with every divisor d &gt;= 2 and when n is multiple of d. </text:span><text:span text:style-name="T57">If n is not a multiple of d, we’ll have to </text:span><text:span text:style-name="T58">apply matrix multiplication with solution vector of n=1, …, </text:span><text:span text:style-name="T57">d-1</text:span><text:span text:style-name="T58"> </text:span><text:span text:style-name="T57">(see </text:span><text:span text:style-name="T57"><text:bookmark-ref text:reference-format="number" text:ref-name="__RefNumPara__500_1234095400">1.1</text:bookmark-ref></text:span><text:span text:style-name="T57">)</text:span><text:span text:style-name="T58">.</text:span></text:p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8T22:01:32.161000000</meta:creation-date>
    <dc:date>2022-11-19T09:53:19.025000000</dc:date>
    <meta:editing-duration>PT3H10M52S</meta:editing-duration>
    <meta:editing-cycles>65</meta:editing-cycles>
    <meta:generator>LibreOffice/7.1.3.2$Windows_X86_64 LibreOffice_project/47f78053abe362b9384784d31a6e56f8511eb1c1</meta:generator>
    <meta:document-statistic meta:table-count="0" meta:image-count="0" meta:object-count="19" meta:page-count="3" meta:paragraph-count="46" meta:word-count="729" meta:character-count="3794" meta:non-whitespace-character-count="3113"/>
  </office:meta>
</office:document-meta>
</file>

<file path=Object 1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sub>
                  <mi>t</mi>
                  <mn>0</mn>
                </msub>
              </mtd>
            </mtr>
            <mtr>
              <mtd>
                <msub>
                  <mi>t</mi>
                  <mn>1</mn>
                </msub>
              </mtd>
            </mtr>
            <mtr>
              <mtd>
                <msub>
                  <mi>t</mi>
                  <mn>2</mn>
                </msub>
              </mtd>
            </mtr>
            <mtr>
              <mtd>
                <msub>
                  <mi>t</mi>
                  <mn>3</mn>
                </msub>
              </mtd>
            </mtr>
            <mtr>
              <mtd>
                <msub>
                  <mi>t</mi>
                  <mn>4</mn>
                </msub>
              </mtd>
            </mtr>
          </mtable>
        </mrow>
        <mo fence="true" form="postfix" stretchy="true">)</mo>
      </mrow>
      <mo stretchy="false">=</mo>
      <mrow>
        <mrow>
          <mo fence="true" form="prefix" stretchy="true">(</mo>
          <mrow>
            <mtable>
              <mtr>
                <mtd>
                  <msub>
                    <mi>c</mi>
                    <mn>0</mn>
                  </msub>
                </mtd>
                <mtd>
                  <msub>
                    <mi>c</mi>
                    <mn>4</mn>
                  </msub>
                </mtd>
                <mtd>
                  <msub>
                    <mi>c</mi>
                    <mn>3</mn>
                  </msub>
                </mtd>
                <mtd>
                  <msub>
                    <mi>c</mi>
                    <mn>2</mn>
                  </msub>
                </mtd>
                <mtd>
                  <msub>
                    <mi>c</mi>
                    <mn>1</mn>
                  </msub>
                </mtd>
              </mtr>
              <mtr>
                <mtd>
                  <msub>
                    <mi>c</mi>
                    <mn>1</mn>
                  </msub>
                </mtd>
                <mtd>
                  <msub>
                    <mi>c</mi>
                    <mn>0</mn>
                  </msub>
                </mtd>
                <mtd>
                  <msub>
                    <mi>c</mi>
                    <mn>4</mn>
                  </msub>
                </mtd>
                <mtd>
                  <msub>
                    <mi>c</mi>
                    <mn>3</mn>
                  </msub>
                </mtd>
                <mtd>
                  <msub>
                    <mi>c</mi>
                    <mn>2</mn>
                  </msub>
                </mtd>
              </mtr>
              <mtr>
                <mtd>
                  <msub>
                    <mi>c</mi>
                    <mn>2</mn>
                  </msub>
                </mtd>
                <mtd>
                  <msub>
                    <mi>c</mi>
                    <mn>1</mn>
                  </msub>
                </mtd>
                <mtd>
                  <msub>
                    <mi>c</mi>
                    <mn>0</mn>
                  </msub>
                </mtd>
                <mtd>
                  <msub>
                    <mi>c</mi>
                    <mn>4</mn>
                  </msub>
                </mtd>
                <mtd>
                  <msub>
                    <mi>c</mi>
                    <mn>3</mn>
                  </msub>
                </mtd>
              </mtr>
              <mtr>
                <mtd>
                  <msub>
                    <mi>c</mi>
                    <mn>3</mn>
                  </msub>
                </mtd>
                <mtd>
                  <msub>
                    <mi>c</mi>
                    <mn>2</mn>
                  </msub>
                </mtd>
                <mtd>
                  <msub>
                    <mi>c</mi>
                    <mn>1</mn>
                  </msub>
                </mtd>
                <mtd>
                  <msub>
                    <mi>c</mi>
                    <mn>0</mn>
                  </msub>
                </mtd>
                <mtd>
                  <msub>
                    <mi>c</mi>
                    <mn>4</mn>
                  </msub>
                </mtd>
              </mtr>
              <mtr>
                <mtd>
                  <msub>
                    <mi>c</mi>
                    <mn>4</mn>
                  </msub>
                </mtd>
                <mtd>
                  <msub>
                    <mi>c</mi>
                    <mn>3</mn>
                  </msub>
                </mtd>
                <mtd>
                  <msub>
                    <mi>c</mi>
                    <mn>2</mn>
                  </msub>
                </mtd>
                <mtd>
                  <msub>
                    <mi>c</mi>
                    <mn>1</mn>
                  </msub>
                </mtd>
                <mtd>
                  <msub>
                    <mi>c</mi>
                    <mn>0</mn>
                  </msub>
                </mtd>
              </mtr>
            </mtable>
          </mrow>
          <mo fence="true" form="postfix" stretchy="true">)</mo>
        </mrow>
        <mo stretchy="false">⋅</mo>
        <mrow>
          <mo fence="true" form="prefix" stretchy="true">(</mo>
          <mrow>
            <mtable>
              <mtr>
                <mtd>
                  <msub>
                    <mi>a</mi>
                    <mn>0</mn>
                  </msub>
                </mtd>
              </mtr>
              <mtr>
                <mtd>
                  <msub>
                    <mi>a</mi>
                    <mn>1</mn>
                  </msub>
                </mtd>
              </mtr>
              <mtr>
                <mtd>
                  <msub>
                    <mi>a</mi>
                    <mn>2</mn>
                  </msub>
                </mtd>
              </mtr>
              <mtr>
                <mtd>
                  <msub>
                    <mi>a</mi>
                    <mn>3</mn>
                  </msub>
                </mtd>
              </mtr>
              <mtr>
                <mtd>
                  <msub>
                    <mi>a</mi>
                    <mn>4</mn>
                  </msub>
                </mtd>
              </mtr>
            </mtable>
          </mrow>
          <mo fence="true" form="postfix" stretchy="true">)</mo>
        </mrow>
      </mrow>
    </mrow>
    <annotation encoding="StarMath 5.0">left ( matrix{t_0 ## t_1 ## t_2 ## t_3 ## t_4} right) = left ( matrix{c_0 # c_4 # c_3 # c_2 # c_1 ## c_1 # c_0 # c_4 # c_3 # c_2 ## c_2 # c_1 # c_0 # c_4 # c_3 ## c_3 # c_2 # c_1 # c_0 # c_4 ## c_4 # c_3 # c_2 # c_1 # c_0} right ) cdot left ( matrix{a_0 ## a_1 ## a_2 ## a_3 ## a_4} right)</annotation>
  </semantics>
</math>
</file>

<file path=Object 10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n>1</mn>
                    <mo stretchy="false">+</mo>
                    <mi>x</mi>
                  </mrow>
                </mrow>
                <mo fence="true" form="postfix" stretchy="false">)</mo>
              </mrow>
            </mrow>
            <mrow>
              <mo fence="true" form="prefix" stretchy="false">(</mo>
              <mrow>
                <mrow>
                  <mn>1</mn>
                  <mo stretchy="false">+</mo>
                  <msup>
                    <mi>x</mi>
                    <mn>2</mn>
                  </msup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sup>
                    <mi>x</mi>
                    <mn>3</mn>
                  </msup>
                </mrow>
              </mrow>
              <mo fence="true" form="postfix" stretchy="false">)</mo>
            </mrow>
            <mn>...</mn>
            <mrow>
              <mo fence="true" form="prefix" stretchy="false">(</mo>
              <mrow>
                <mrow>
                  <mn>1</mn>
                  <mo stretchy="false">+</mo>
                  <msup>
                    <mi>x</mi>
                    <mn>2000</mn>
                  </msup>
                </mrow>
              </mrow>
              <mo fence="true" form="postfix" stretchy="false">)</mo>
            </mrow>
          </mrow>
        </mtd>
      </mtr>
      <mtr>
        <mtd>
          <mrow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i>N</mi>
                </munderover>
                <msub>
                  <mi>c</mi>
                  <mi>n</mi>
                </msub>
              </mrow>
            </mrow>
            <mrow>
              <msup>
                <mi>x</mi>
                <mi>n</mi>
              </msup>
              <mo stretchy="false">=</mo>
              <mrow>
                <mn>1</mn>
                <mo stretchy="false">+</mo>
                <mi>x</mi>
                <mo stretchy="false">+</mo>
                <msup>
                  <mi>x</mi>
                  <mn>2</mn>
                </msup>
                <mo stretchy="false">+</mo>
                <mn>2</mn>
              </mrow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x</mi>
                <mn>4</mn>
              </msup>
              <mo stretchy="false">+</mo>
              <mn>...</mn>
            </mrow>
          </mrow>
        </mtd>
      </mtr>
    </mtable>
    <annotation encoding="StarMath 5.0">f(x) = ( 1+x )( 1+x^2 )( 1+x^3 )...( 1+x^2000 ) newline
f( x ) = sum from{n=0} to{N} c_n x^n = 1+x+x^2+2x^3+2x^4+... </annotation>
  </semantics>
</math>
</file>

<file path=Object 11/content.xml><?xml version="1.0" encoding="utf-8"?>
<math xmlns="http://www.w3.org/1998/Math/MathML" display="block">
  <semantics>
    <mrow>
      <mi>ζ</mi>
      <mo stretchy="false">=</mo>
      <msup>
        <mi>e</mi>
        <mfrac>
          <mrow>
            <mn>2</mn>
            <mi>π</mi>
            <mi>i</mi>
          </mrow>
          <mn>5</mn>
        </mfrac>
      </msup>
    </mrow>
    <annotation encoding="StarMath 5.0">%zeta = e^{{2%pi i} over {5}}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p>
              <mi>ζ</mi>
              <mn>0</mn>
            </msup>
          </mrow>
          <mo fence="true" form="postfix" stretchy="false">)</mo>
        </mrow>
        <mo stretchy="false">+</mo>
        <mi>f</mi>
      </mrow>
      <mrow>
        <mrow>
          <mo fence="true" form="prefix" stretchy="false">(</mo>
          <mrow>
            <msup>
              <mi>ζ</mi>
              <mn>1</mn>
            </msup>
          </mrow>
          <mo fence="true" form="postfix" stretchy="false">)</mo>
        </mrow>
        <mo stretchy="false">+</mo>
        <mi>f</mi>
      </mrow>
      <mrow>
        <mrow>
          <mo fence="true" form="prefix" stretchy="false">(</mo>
          <mrow>
            <msup>
              <mi>ζ</mi>
              <mn>2</mn>
            </msup>
          </mrow>
          <mo fence="true" form="postfix" stretchy="false">)</mo>
        </mrow>
        <mo stretchy="false">+</mo>
        <mi>f</mi>
      </mrow>
      <mrow>
        <mrow>
          <mo fence="true" form="prefix" stretchy="false">(</mo>
          <mrow>
            <msup>
              <mi>ζ</mi>
              <mn>3</mn>
            </msup>
          </mrow>
          <mo fence="true" form="postfix" stretchy="false">)</mo>
        </mrow>
        <mo stretchy="false">+</mo>
        <mi>f</mi>
      </mrow>
      <mrow>
        <mrow>
          <mo fence="true" form="prefix" stretchy="false">(</mo>
          <mrow>
            <msup>
              <mi>ζ</mi>
              <mn>4</mn>
            </msup>
          </mrow>
          <mo fence="true" form="postfix" stretchy="false">)</mo>
        </mrow>
        <mo stretchy="false">=</mo>
        <mrow>
          <mn>5</mn>
          <mo stretchy="false">⋅</mo>
          <mrow>
            <mo fence="true" form="prefix" stretchy="true">(</mo>
            <mrow>
              <mrow>
                <msub>
                  <mi>c</mi>
                  <mn>0</mn>
                </msub>
                <mo stretchy="false">+</mo>
                <msub>
                  <mi>c</mi>
                  <mn>5</mn>
                </msub>
                <mo stretchy="false">+</mo>
                <msub>
                  <mi>c</mi>
                  <mn>10</mn>
                </msub>
                <mo stretchy="false">+</mo>
                <mn>...</mn>
              </mrow>
            </mrow>
            <mo fence="true" form="postfix" stretchy="true">)</mo>
          </mrow>
        </mrow>
      </mrow>
    </mrow>
    <annotation encoding="StarMath 5.0">f( %zeta^0 ) + f( %zeta^1 ) + f( %zeta^2 ) + f( %zeta^3 ) + f( %zeta^4 ) = 5 cdot left( c_0 + c_5 + c_10 + ... right )</annotation>
  </semantics>
</math>
</file>

<file path=Object 13/content.xml><?xml version="1.0" encoding="utf-8"?>
<math xmlns="http://www.w3.org/1998/Math/MathML" display="block">
  <semantics>
    <mrow>
      <mfrac>
        <mn>1</mn>
        <mn>5</mn>
      </mfrac>
      <mrow>
        <mo fence="true" form="prefix" stretchy="true">(</mo>
        <mrow>
          <mrow>
            <msup>
              <mn>2</mn>
              <mi>n</mi>
            </msup>
            <mo stretchy="false">+</mo>
            <mrow>
              <mn>4</mn>
              <mo stretchy="false">⋅</mo>
              <msup>
                <mn>2</mn>
                <mfrac>
                  <mi>n</mi>
                  <mn>5</mn>
                </mfrac>
              </msup>
            </mrow>
          </mrow>
        </mrow>
        <mo fence="true" form="postfix" stretchy="true">)</mo>
      </mrow>
    </mrow>
    <annotation encoding="StarMath 5.0">1 over 5 left( 2^n + 4 cdot 2^{n over 5} right )</annotation>
  </semantics>
</math>
</file>

<file path=Object 14/content.xml><?xml version="1.0" encoding="utf-8"?>
<math xmlns="http://www.w3.org/1998/Math/MathML" display="block">
  <semantics>
    <mrow>
      <mfrac>
        <mn>1</mn>
        <mn>5</mn>
      </mfrac>
      <mrow>
        <mo fence="true" form="prefix" stretchy="true">(</mo>
        <mrow>
          <mrow>
            <msup>
              <mn>2</mn>
              <mn>2000</mn>
            </msup>
            <mo stretchy="false">+</mo>
            <mrow>
              <mn>4</mn>
              <mo stretchy="false">⋅</mo>
              <msup>
                <mn>2</mn>
                <mn>400</mn>
              </msup>
            </mrow>
          </mrow>
        </mrow>
        <mo fence="true" form="postfix" stretchy="true">)</mo>
      </mrow>
    </mrow>
    <annotation encoding="StarMath 5.0">1 over 5 left( 2^2000 + 4 cdot 2^400 right )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i>k</mi>
              <mo stretchy="false">=</mo>
              <mn>0</mn>
            </mrow>
            <mi mathvariant="normal">:</mi>
            <msub>
              <mi>α</mi>
              <mn>0,0</mn>
            </msub>
            <mi>f</mi>
            <mrow>
              <mrow>
                <mo fence="true" form="prefix" stretchy="false">(</mo>
                <mrow>
                  <msup>
                    <mi>ζ</mi>
                    <mn>0</mn>
                  </msup>
                </mrow>
                <mo fence="true" form="postfix" stretchy="false">)</mo>
              </mrow>
              <mo stretchy="false">+</mo>
              <msub>
                <mi>α</mi>
                <mn>1,0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1</mn>
                  </msup>
                </mrow>
                <mo fence="true" form="postfix" stretchy="false">)</mo>
              </mrow>
              <mo stretchy="false">+</mo>
              <msub>
                <mi>α</mi>
                <mn>2,0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2</mn>
                  </msup>
                </mrow>
                <mo fence="true" form="postfix" stretchy="false">)</mo>
              </mrow>
              <mo stretchy="false">+</mo>
              <msub>
                <mi>α</mi>
                <mn>3,0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3</mn>
                  </msup>
                </mrow>
                <mo fence="true" form="postfix" stretchy="false">)</mo>
              </mrow>
              <mo stretchy="false">+</mo>
              <msub>
                <mi>α</mi>
                <mn>4,0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4</mn>
                  </msup>
                </mrow>
                <mo fence="true" form="postfix" stretchy="false">)</mo>
              </mrow>
              <mo stretchy="false">=</mo>
              <mrow>
                <mn>5</mn>
                <mo stretchy="false">⋅</mo>
                <mrow>
                  <mo fence="true" form="prefix" stretchy="true">(</mo>
                  <mrow>
                    <mrow>
                      <msub>
                        <mi>c</mi>
                        <mn>0</mn>
                      </msub>
                      <mo stretchy="false">+</mo>
                      <msub>
                        <mi>c</mi>
                        <mn>5</mn>
                      </msub>
                      <mo stretchy="false">+</mo>
                      <msub>
                        <mi>c</mi>
                        <mn>10</mn>
                      </msub>
                      <mo stretchy="false">+</mo>
                      <mn>...</mn>
                    </mrow>
                  </mrow>
                  <mo fence="true" form="postfix" stretchy="true">)</mo>
                </mrow>
              </mrow>
            </mrow>
          </mrow>
        </mtd>
      </mtr>
      <mtr>
        <mtd>
          <mrow>
            <mrow>
              <mi>k</mi>
              <mo stretchy="false">=</mo>
              <mn>1</mn>
            </mrow>
            <mi mathvariant="normal">:</mi>
            <msub>
              <mi>α</mi>
              <mn>0,1</mn>
            </msub>
            <mi>f</mi>
            <mrow>
              <mrow>
                <mo fence="true" form="prefix" stretchy="false">(</mo>
                <mrow>
                  <msup>
                    <mi>ζ</mi>
                    <mn>0</mn>
                  </msup>
                </mrow>
                <mo fence="true" form="postfix" stretchy="false">)</mo>
              </mrow>
              <mo stretchy="false">+</mo>
              <msub>
                <mi>α</mi>
                <mn>1,1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1</mn>
                  </msup>
                </mrow>
                <mo fence="true" form="postfix" stretchy="false">)</mo>
              </mrow>
              <mo stretchy="false">+</mo>
              <msub>
                <mi>α</mi>
                <mn>2,1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2</mn>
                  </msup>
                </mrow>
                <mo fence="true" form="postfix" stretchy="false">)</mo>
              </mrow>
              <mo stretchy="false">+</mo>
              <msub>
                <mi>α</mi>
                <mn>3,1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3</mn>
                  </msup>
                </mrow>
                <mo fence="true" form="postfix" stretchy="false">)</mo>
              </mrow>
              <mo stretchy="false">+</mo>
              <msub>
                <mi>α</mi>
                <mn>4,1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4</mn>
                  </msup>
                </mrow>
                <mo fence="true" form="postfix" stretchy="false">)</mo>
              </mrow>
              <mo stretchy="false">=</mo>
              <mrow>
                <mn>5</mn>
                <mo stretchy="false">⋅</mo>
                <mrow>
                  <mo fence="true" form="prefix" stretchy="true">(</mo>
                  <mrow>
                    <mrow>
                      <msub>
                        <mi>c</mi>
                        <mn>1</mn>
                      </msub>
                      <mo stretchy="false">+</mo>
                      <msub>
                        <mi>c</mi>
                        <mn>6</mn>
                      </msub>
                      <mo stretchy="false">+</mo>
                      <msub>
                        <mi>c</mi>
                        <mn>11</mn>
                      </msub>
                      <mo stretchy="false">+</mo>
                      <mn>...</mn>
                    </mrow>
                  </mrow>
                  <mo fence="true" form="postfix" stretchy="true">)</mo>
                </mrow>
              </mrow>
            </mrow>
          </mrow>
        </mtd>
      </mtr>
      <mtr>
        <mtd>
          <mrow>
            <mrow>
              <mi>k</mi>
              <mo stretchy="false">=</mo>
              <mn>2</mn>
            </mrow>
            <mi mathvariant="normal">:</mi>
            <msub>
              <mi>α</mi>
              <mn>0,2</mn>
            </msub>
            <mi>f</mi>
            <mrow>
              <mrow>
                <mo fence="true" form="prefix" stretchy="false">(</mo>
                <mrow>
                  <msup>
                    <mi>ζ</mi>
                    <mn>0</mn>
                  </msup>
                </mrow>
                <mo fence="true" form="postfix" stretchy="false">)</mo>
              </mrow>
              <mo stretchy="false">+</mo>
              <msub>
                <mi>α</mi>
                <mn>1,2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1</mn>
                  </msup>
                </mrow>
                <mo fence="true" form="postfix" stretchy="false">)</mo>
              </mrow>
              <mo stretchy="false">+</mo>
              <msub>
                <mi>α</mi>
                <mn>2,2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2</mn>
                  </msup>
                </mrow>
                <mo fence="true" form="postfix" stretchy="false">)</mo>
              </mrow>
              <mo stretchy="false">+</mo>
              <msub>
                <mi>α</mi>
                <mn>3,2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3</mn>
                  </msup>
                </mrow>
                <mo fence="true" form="postfix" stretchy="false">)</mo>
              </mrow>
              <mo stretchy="false">+</mo>
              <msub>
                <mi>α</mi>
                <mn>4,2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4</mn>
                  </msup>
                </mrow>
                <mo fence="true" form="postfix" stretchy="false">)</mo>
              </mrow>
              <mo stretchy="false">=</mo>
              <mrow>
                <mn>5</mn>
                <mo stretchy="false">⋅</mo>
                <mrow>
                  <mo fence="true" form="prefix" stretchy="true">(</mo>
                  <mrow>
                    <mrow>
                      <msub>
                        <mi>c</mi>
                        <mn>2</mn>
                      </msub>
                      <mo stretchy="false">+</mo>
                      <msub>
                        <mi>c</mi>
                        <mn>7</mn>
                      </msub>
                      <mo stretchy="false">+</mo>
                      <msub>
                        <mi>c</mi>
                        <mn>12</mn>
                      </msub>
                      <mo stretchy="false">+</mo>
                      <mn>...</mn>
                    </mrow>
                  </mrow>
                  <mo fence="true" form="postfix" stretchy="true">)</mo>
                </mrow>
              </mrow>
            </mrow>
          </mrow>
        </mtd>
      </mtr>
      <mtr>
        <mtd>
          <mrow>
            <mrow>
              <mi>k</mi>
              <mo stretchy="false">=</mo>
              <mn>3</mn>
            </mrow>
            <mi mathvariant="normal">:</mi>
            <msub>
              <mi>α</mi>
              <mn>0,3</mn>
            </msub>
            <mi>f</mi>
            <mrow>
              <mrow>
                <mo fence="true" form="prefix" stretchy="false">(</mo>
                <mrow>
                  <msup>
                    <mi>ζ</mi>
                    <mn>0</mn>
                  </msup>
                </mrow>
                <mo fence="true" form="postfix" stretchy="false">)</mo>
              </mrow>
              <mo stretchy="false">+</mo>
              <msub>
                <mi>α</mi>
                <mn>1,3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1</mn>
                  </msup>
                </mrow>
                <mo fence="true" form="postfix" stretchy="false">)</mo>
              </mrow>
              <mo stretchy="false">+</mo>
              <msub>
                <mi>α</mi>
                <mn>2,3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2</mn>
                  </msup>
                </mrow>
                <mo fence="true" form="postfix" stretchy="false">)</mo>
              </mrow>
              <mo stretchy="false">+</mo>
              <msub>
                <mi>α</mi>
                <mn>3,3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3</mn>
                  </msup>
                </mrow>
                <mo fence="true" form="postfix" stretchy="false">)</mo>
              </mrow>
              <mo stretchy="false">+</mo>
              <msub>
                <mi>α</mi>
                <mn>4,3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4</mn>
                  </msup>
                </mrow>
                <mo fence="true" form="postfix" stretchy="false">)</mo>
              </mrow>
              <mo stretchy="false">=</mo>
              <mrow>
                <mn>5</mn>
                <mo stretchy="false">⋅</mo>
                <mrow>
                  <mo fence="true" form="prefix" stretchy="true">(</mo>
                  <mrow>
                    <mrow>
                      <msub>
                        <mi>c</mi>
                        <mn>3</mn>
                      </msub>
                      <mo stretchy="false">+</mo>
                      <msub>
                        <mi>c</mi>
                        <mn>8</mn>
                      </msub>
                      <mo stretchy="false">+</mo>
                      <msub>
                        <mi>c</mi>
                        <mn>13</mn>
                      </msub>
                      <mo stretchy="false">+</mo>
                      <mn>...</mn>
                    </mrow>
                  </mrow>
                  <mo fence="true" form="postfix" stretchy="true">)</mo>
                </mrow>
              </mrow>
            </mrow>
          </mrow>
        </mtd>
      </mtr>
      <mtr>
        <mtd>
          <mrow>
            <mrow>
              <mi>k</mi>
              <mo stretchy="false">=</mo>
              <mn>4</mn>
            </mrow>
            <mi mathvariant="normal">:</mi>
            <msub>
              <mi>α</mi>
              <mn>0,4</mn>
            </msub>
            <mi>f</mi>
            <mrow>
              <mrow>
                <mo fence="true" form="prefix" stretchy="false">(</mo>
                <mrow>
                  <msup>
                    <mi>ζ</mi>
                    <mn>0</mn>
                  </msup>
                </mrow>
                <mo fence="true" form="postfix" stretchy="false">)</mo>
              </mrow>
              <mo stretchy="false">+</mo>
              <msub>
                <mi>α</mi>
                <mn>1,4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1</mn>
                  </msup>
                </mrow>
                <mo fence="true" form="postfix" stretchy="false">)</mo>
              </mrow>
              <mo stretchy="false">+</mo>
              <msub>
                <mi>α</mi>
                <mn>2,4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2</mn>
                  </msup>
                </mrow>
                <mo fence="true" form="postfix" stretchy="false">)</mo>
              </mrow>
              <mo stretchy="false">+</mo>
              <msub>
                <mi>α</mi>
                <mn>3,4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3</mn>
                  </msup>
                </mrow>
                <mo fence="true" form="postfix" stretchy="false">)</mo>
              </mrow>
              <mo stretchy="false">+</mo>
              <msub>
                <mi>α</mi>
                <mn>4,4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4</mn>
                  </msup>
                </mrow>
                <mo fence="true" form="postfix" stretchy="false">)</mo>
              </mrow>
              <mo stretchy="false">=</mo>
              <mrow>
                <mn>5</mn>
                <mo stretchy="false">⋅</mo>
                <mrow>
                  <mo fence="true" form="prefix" stretchy="true">(</mo>
                  <mrow>
                    <mrow>
                      <msub>
                        <mi>c</mi>
                        <mn>4</mn>
                      </msub>
                      <mo stretchy="false">+</mo>
                      <msub>
                        <mi>c</mi>
                        <mn>9</mn>
                      </msub>
                      <mo stretchy="false">+</mo>
                      <msub>
                        <mi>c</mi>
                        <mn>14</mn>
                      </msub>
                      <mo stretchy="false">+</mo>
                      <mn>...</mn>
                    </mrow>
                  </mrow>
                  <mo fence="true" form="postfix" stretchy="true">)</mo>
                </mrow>
              </mrow>
            </mrow>
          </mrow>
        </mtd>
      </mtr>
    </mtable>
    <annotation encoding="StarMath 5.0">k=0: %alpha_{0,0} f( %zeta^0 ) + %alpha_{1,0} f( %zeta^1 ) + %alpha_{2,0} f( %zeta^2 ) + %alpha_{3,0} f( %zeta^3 ) + %alpha_{4,0} f( %zeta^4 ) = 5 cdot left( c_0 + c_5 + c_10 + ... right ) newline
k=1: %alpha_{0,1} f( %zeta^0 ) + %alpha_{1,1} f( %zeta^1 ) + %alpha_{2,1} f( %zeta^2 ) + %alpha_{3,1} f( %zeta^3 ) + %alpha_{4,1} f( %zeta^4 ) = 5 cdot left( c_1 + c_6 + c_11 + ... right ) newline
k=2: %alpha_{0,2} f( %zeta^0 ) + %alpha_{1,2} f( %zeta^1 ) + %alpha_{2,2} f( %zeta^2 ) + %alpha_{3,2} f( %zeta^3 ) + %alpha_{4,2} f( %zeta^4 ) = 5 cdot left( c_2 + c_7 + c_12 + ... right ) newline
k=3: %alpha_{0,3} f( %zeta^0 ) + %alpha_{1,3} f( %zeta^1 ) + %alpha_{2,3} f( %zeta^2 ) + %alpha_{3,3} f( %zeta^3 ) + %alpha_{4,3} f( %zeta^4 ) = 5 cdot left( c_3 + c_8 + c_13 + ... right ) newline
k=4: %alpha_{0,4} f( %zeta^0 ) + %alpha_{1,4} f( %zeta^1 ) + %alpha_{2,4} f( %zeta^2 ) + %alpha_{3,4} f( %zeta^3 ) + %alpha_{4,4} f( %zeta^4 ) = 5 cdot left( c_4 + c_9 + c_14 + ... right )</annotation>
  </semantics>
</math>
</file>

<file path=Object 16/content.xml><?xml version="1.0" encoding="utf-8"?>
<math xmlns="http://www.w3.org/1998/Math/MathML" display="block">
  <semantics>
    <mrow>
      <msub>
        <mi>α</mi>
        <mrow>
          <mi>l</mi>
          <mi>,</mi>
          <mi>k</mi>
        </mrow>
      </msub>
      <mo stretchy="false">=</mo>
      <msup>
        <mi>ζ</mi>
        <mrow>
          <mi>k</mi>
          <mrow>
            <mo fence="true" form="prefix" stretchy="false">(</mo>
            <mrow>
              <mrow>
                <mi>d</mi>
                <mo stretchy="false">−</mo>
                <mi>l</mi>
              </mrow>
            </mrow>
            <mo fence="true" form="postfix" stretchy="false">)</mo>
          </mrow>
        </mrow>
      </msup>
    </mrow>
    <annotation encoding="StarMath 5.0">%alpha_{l,k} = %zeta^{k(d-l)}</annotation>
  </semantics>
</math>
</file>

<file path=Object 17/content.xml><?xml version="1.0" encoding="utf-8"?>
<math xmlns="http://www.w3.org/1998/Math/MathML" display="block">
  <semantics>
    <mrow>
      <mfrac>
        <mn>1</mn>
        <mn>5</mn>
      </mfrac>
      <mrow>
        <mo fence="true" form="prefix" stretchy="true">(</mo>
        <mrow>
          <mrow>
            <msup>
              <mn>2</mn>
              <mi>n</mi>
            </msup>
            <mo stretchy="false">+</mo>
            <mrow>
              <mn>4</mn>
              <mo stretchy="false">⋅</mo>
              <msup>
                <mn>2</mn>
                <mfrac>
                  <mi>n</mi>
                  <mn>5</mn>
                </mfrac>
              </msup>
            </mrow>
          </mrow>
        </mrow>
        <mo fence="true" form="postfix" stretchy="true">)</mo>
      </mrow>
    </mrow>
    <annotation encoding="StarMath 5.0">1 over 5 left( 2^n + 4 cdot 2^{n over 5} right )</annotation>
  </semantics>
</math>
</file>

<file path=Object 18/content.xml><?xml version="1.0" encoding="utf-8"?>
<math xmlns="http://www.w3.org/1998/Math/MathML" display="block">
  <semantics>
    <msub>
      <mi>α</mi>
      <mrow>
        <mi>l</mi>
        <mn>,0</mn>
      </mrow>
    </msub>
    <annotation encoding="StarMath 5.0">%alpha_{l,0}</annotation>
  </semantics>
</math>
</file>

<file path=Object 19/content.xml><?xml version="1.0" encoding="utf-8"?>
<math xmlns="http://www.w3.org/1998/Math/MathML" display="block">
  <semantics>
    <mrow>
      <mfrac>
        <mn>1</mn>
        <mn>5</mn>
      </mfrac>
      <mrow>
        <mo fence="true" form="prefix" stretchy="true">(</mo>
        <mrow>
          <mrow>
            <msup>
              <mn>2</mn>
              <mi>n</mi>
            </msup>
            <mo stretchy="false">−</mo>
            <msup>
              <mn>2</mn>
              <mfrac>
                <mi>n</mi>
                <mn>5</mn>
              </mfrac>
            </msup>
          </mrow>
        </mrow>
        <mo fence="true" form="postfix" stretchy="true">)</mo>
      </mrow>
    </mrow>
    <annotation encoding="StarMath 5.0">1 over 5 left( 2^n - 2^{n over 5} right )</annotation>
  </semantics>
</math>
</file>

<file path=Object 2/content.xml><?xml version="1.0" encoding="utf-8"?>
<math xmlns="http://www.w3.org/1998/Math/MathML" display="block">
  <semantics>
    <mrow>
      <msub>
        <mi>c</mi>
        <mn>0</mn>
      </msub>
      <mi>,</mi>
      <msub>
        <mi>c</mi>
        <mn>1</mn>
      </msub>
      <mi>,</mi>
      <mo stretchy="false">⋯</mo>
      <msub>
        <mi>c</mi>
        <mrow>
          <mi>d</mi>
          <mo stretchy="false">−</mo>
          <mn>1</mn>
        </mrow>
      </msub>
      <mi>.</mi>
    </mrow>
    <annotation encoding="StarMath 5.0">c_0, c_1, dotsaxis c_{d-1}.</annotation>
  </semantics>
</math>
</file>

<file path=Object 3/content.xml><?xml version="1.0" encoding="utf-8"?>
<math xmlns="http://www.w3.org/1998/Math/MathML" display="block">
  <semantics>
    <mrow>
      <msub>
        <mi>c</mi>
        <mn>0</mn>
      </msub>
      <mi>,</mi>
      <msub>
        <mi>c</mi>
        <mn>1</mn>
      </msub>
      <mi>,</mi>
      <mo stretchy="false">⋯</mo>
      <msub>
        <mi>c</mi>
        <mrow>
          <mi>d</mi>
          <mo stretchy="false">−</mo>
          <mn>1</mn>
        </mrow>
      </msub>
      <mi>.</mi>
    </mrow>
    <annotation encoding="StarMath 5.0">c_0, c_1, dotsaxis c_{d-1}.</annotation>
  </semantics>
</math>
</file>

<file path=Object 4/content.xml><?xml version="1.0" encoding="utf-8"?>
<math xmlns="http://www.w3.org/1998/Math/MathML" display="block">
  <semantics>
    <mrow>
      <msub>
        <mi>a</mi>
        <mn>0</mn>
      </msub>
      <mi>,</mi>
      <msub>
        <mi>a</mi>
        <mn>1</mn>
      </msub>
      <mi>,</mi>
      <mo stretchy="false">⋯</mo>
      <msub>
        <mi>a</mi>
        <mrow>
          <mi>d</mi>
          <mo stretchy="false">−</mo>
          <mn>1</mn>
        </mrow>
      </msub>
      <mi>.</mi>
    </mrow>
    <annotation encoding="StarMath 5.0">a_0, a_1, dotsaxis a_{d-1}.</annotation>
  </semantics>
</math>
</file>

<file path=Object 5/content.xml><?xml version="1.0" encoding="utf-8"?>
<math xmlns="http://www.w3.org/1998/Math/MathML" display="block">
  <semantics>
    <mrow>
      <msub>
        <mi>t</mi>
        <mn>0</mn>
      </msub>
      <mi>,</mi>
      <msub>
        <mi>t</mi>
        <mn>1</mn>
      </msub>
      <mi>,</mi>
      <mo stretchy="false">⋯</mo>
      <msub>
        <mi>t</mi>
        <mrow>
          <mi>d</mi>
          <mo stretchy="false">−</mo>
          <mn>1</mn>
        </mrow>
      </msub>
      <mi>.</mi>
    </mrow>
    <annotation encoding="StarMath 5.0">t_0, t_1, dotsaxis t_{d-1}.</annotation>
  </semantics>
</math>
</file>

<file path=Object 6/content.xml><?xml version="1.0" encoding="utf-8"?>
<math xmlns="http://www.w3.org/1998/Math/MathML" display="block">
  <semantics>
    <mrow>
      <mrow>
        <msub>
          <mi>c</mi>
          <mn>2</mn>
        </msub>
        <mo stretchy="false">⋅</mo>
        <msub>
          <mi>a</mi>
          <mn>0</mn>
        </msub>
      </mrow>
      <mo stretchy="false">+</mo>
      <mrow>
        <msub>
          <mi>c</mi>
          <mn>1</mn>
        </msub>
        <mo stretchy="false">⋅</mo>
        <msub>
          <mi>a</mi>
          <mn>1</mn>
        </msub>
      </mrow>
      <mo stretchy="false">+</mo>
      <mrow>
        <msub>
          <mi>c</mi>
          <mn>0</mn>
        </msub>
        <mo stretchy="false">⋅</mo>
        <msub>
          <mi>a</mi>
          <mn>2</mn>
        </msub>
      </mrow>
      <mo stretchy="false">+</mo>
      <mrow>
        <msub>
          <mi>c</mi>
          <mn>4</mn>
        </msub>
        <mo stretchy="false">⋅</mo>
        <msub>
          <mi>a</mi>
          <mn>3</mn>
        </msub>
      </mrow>
      <mo stretchy="false">+</mo>
      <mrow>
        <msub>
          <mi>c</mi>
          <mn>3</mn>
        </msub>
        <mo stretchy="false">⋅</mo>
        <msub>
          <mi>a</mi>
          <mn>4</mn>
        </msub>
      </mrow>
    </mrow>
    <annotation encoding="StarMath 5.0">c_2 cdot a_0 + c_1 cdot a_1 + c_0 cdot a_2 + c_4 cdot a_3 + c_3 cdot a_4</annotation>
  </semantics>
</math>
</file>

<file path=Object 7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sub>
                  <mi>t</mi>
                  <mn>0</mn>
                </msub>
              </mtd>
            </mtr>
            <mtr>
              <mtd>
                <msub>
                  <mi>t</mi>
                  <mn>1</mn>
                </msub>
              </mtd>
            </mtr>
            <mtr>
              <mtd>
                <msub>
                  <mi>t</mi>
                  <mn>2</mn>
                </msub>
              </mtd>
            </mtr>
            <mtr>
              <mtd>
                <msub>
                  <mi>t</mi>
                  <mn>3</mn>
                </msub>
              </mtd>
            </mtr>
            <mtr>
              <mtd>
                <msub>
                  <mi>t</mi>
                  <mn>4</mn>
                </msub>
              </mtd>
            </mtr>
          </mtable>
        </mrow>
        <mo fence="true" form="postfix" stretchy="true">)</mo>
      </mrow>
      <mo stretchy="false">=</mo>
      <mrow>
        <mrow>
          <mo fence="true" form="prefix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form="postfix" stretchy="true">)</mo>
        </mrow>
        <mo stretchy="false">⋅</mo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  <mo stretchy="false">=</mo>
      <mrow>
        <mo fence="true" form="prefix" stretchy="true">(</mo>
        <mrow>
          <mtable>
            <mtr>
              <mtd>
                <mn>1</mn>
              </mtd>
            </mtr>
            <mtr>
              <mtd>
                <mn>1</mn>
              </mtd>
            </mtr>
            <mtr>
              <mtd>
                <mn>0</mn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</mrow>
        <mo fence="true" form="postfix" stretchy="true">)</mo>
      </mrow>
    </mrow>
    <annotation encoding="StarMath 5.0">left ( matrix{t_0 ## t_1 ## t_2 ## t_3 ## t_4} right) = left ( matrix{1 # 0 # 0 # 0 # 0 ## 0 # 1 # 0 # 0 # 0 ## 0 # 0 # 1 # 0 # 0 ## 0 # 0 # 0 # 1 # 0 ## 0 # 0 # 0 # 0 # 1} right ) cdot left ( matrix{1 ## 1 ## 0 ## 0 ## 0} right) = left ( matrix{1 ## 1 ## 0 ## 0 ## 0} right)</annotation>
  </semantics>
</math>
</file>

<file path=Object 8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sub>
                  <mi>t</mi>
                  <mn>0</mn>
                </msub>
              </mtd>
            </mtr>
            <mtr>
              <mtd>
                <msub>
                  <mi>t</mi>
                  <mn>1</mn>
                </msub>
              </mtd>
            </mtr>
            <mtr>
              <mtd>
                <msub>
                  <mi>t</mi>
                  <mn>2</mn>
                </msub>
              </mtd>
            </mtr>
            <mtr>
              <mtd>
                <msub>
                  <mi>t</mi>
                  <mn>3</mn>
                </msub>
              </mtd>
            </mtr>
            <mtr>
              <mtd>
                <msub>
                  <mi>t</mi>
                  <mn>4</mn>
                </msub>
              </mtd>
            </mtr>
          </mtable>
        </mrow>
        <mo fence="true" form="postfix" stretchy="true">)</mo>
      </mrow>
      <mo stretchy="false">=</mo>
      <mrow>
        <mrow>
          <mo fence="true" form="prefix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  <mtd>
                  <mn>1</mn>
                </mtd>
              </mtr>
            </mtable>
          </mrow>
          <mo fence="true" form="postfix" stretchy="true">)</mo>
        </mrow>
        <mo stretchy="false">⋅</mo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  <mo stretchy="false">=</mo>
      <mrow>
        <mo fence="true" form="prefix" stretchy="true">(</mo>
        <mrow>
          <mtable>
            <mtr>
              <mtd>
                <mn>1</mn>
              </mtd>
            </mtr>
            <mtr>
              <mtd>
                <mn>1</mn>
              </mtd>
            </mtr>
            <mtr>
              <mtd>
                <mn>1</mn>
              </mtd>
            </mtr>
            <mtr>
              <mtd>
                <mn>1</mn>
              </mtd>
            </mtr>
            <mtr>
              <mtd>
                <mn>0</mn>
              </mtd>
            </mtr>
          </mtable>
        </mrow>
        <mo fence="true" form="postfix" stretchy="true">)</mo>
      </mrow>
    </mrow>
    <annotation encoding="StarMath 5.0">left ( matrix{t_0 ## t_1 ## t_2 ## t_3 ## t_4} right) = left ( matrix{1 # 0 # 0 # 0 # 1 ## 1 # 1 # 0 # 0 # 0 ## 0 # 1 # 1 # 0 # 0 ## 0 # 0 # 1 # 1 # 0 ## 0 # 0 # 0 # 1 # 1} right ) cdot left ( matrix{1 ## 0 ## 1 ## 0 ## 0} right) = left ( matrix{1 ## 1 ## 1 ## 1 ## 0} right)</annotation>
  </semantics>
</math>
</file>

<file path=Object 9/content.xml><?xml version="1.0" encoding="utf-8"?>
<math xmlns="http://www.w3.org/1998/Math/MathML" display="block">
  <semantics>
    <mrow>
      <mrow>
        <mi>n</mi>
        <mo stretchy="false">=</mo>
        <mn>3</mn>
      </mrow>
      <mi mathvariant="normal">:</mi>
      <mrow>
        <mrow>
          <mo fence="true" form="prefix" stretchy="true">(</mo>
          <mrow>
            <mtable>
              <mtr>
                <mtd>
                  <msub>
                    <mi>t</mi>
                    <mn>0</mn>
                  </msub>
                </mtd>
              </mtr>
              <mtr>
                <mtd>
                  <msub>
                    <mi>t</mi>
                    <mn>1</mn>
                  </msub>
                </mtd>
              </mtr>
              <mtr>
                <mtd>
                  <msub>
                    <mi>t</mi>
                    <mn>2</mn>
                  </msub>
                </mtd>
              </mtr>
              <mtr>
                <mtd>
                  <msub>
                    <mi>t</mi>
                    <mn>3</mn>
                  </msub>
                </mtd>
              </mtr>
              <mtr>
                <mtd>
                  <msub>
                    <mi>t</mi>
                    <mn>4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n>2</mn>
                </mtd>
              </mtr>
              <mtr>
                <mtd>
                  <mn>2</mn>
                </mtd>
              </mtr>
              <mtr>
                <mtd>
                  <mn>1</mn>
                </mtd>
              </mtr>
              <mtr>
                <mtd>
                  <mn>2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  <mi>,</mi>
      <mrow>
        <mi>n</mi>
        <mo stretchy="false">=</mo>
        <mn>4</mn>
      </mrow>
      <mi mathvariant="normal">:</mi>
      <mrow>
        <mrow>
          <mo fence="true" form="prefix" stretchy="true">(</mo>
          <mrow>
            <mtable>
              <mtr>
                <mtd>
                  <msub>
                    <mi>t</mi>
                    <mn>0</mn>
                  </msub>
                </mtd>
              </mtr>
              <mtr>
                <mtd>
                  <msub>
                    <mi>t</mi>
                    <mn>1</mn>
                  </msub>
                </mtd>
              </mtr>
              <mtr>
                <mtd>
                  <msub>
                    <mi>t</mi>
                    <mn>2</mn>
                  </msub>
                </mtd>
              </mtr>
              <mtr>
                <mtd>
                  <msub>
                    <mi>t</mi>
                    <mn>3</mn>
                  </msub>
                </mtd>
              </mtr>
              <mtr>
                <mtd>
                  <msub>
                    <mi>t</mi>
                    <mn>4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n>4</mn>
                </mtd>
              </mtr>
              <mtr>
                <mtd>
                  <mn>3</mn>
                </mtd>
              </mtr>
              <mtr>
                <mtd>
                  <mn>3</mn>
                </mtd>
              </mtr>
              <mtr>
                <mtd>
                  <mn>3</mn>
                </mtd>
              </mtr>
              <mtr>
                <mtd>
                  <mn>3</mn>
                </mtd>
              </mtr>
            </mtable>
          </mrow>
          <mo fence="true" form="postfix" stretchy="true">)</mo>
        </mrow>
      </mrow>
      <mi>,</mi>
      <mrow>
        <mi>n</mi>
        <mo stretchy="false">=</mo>
        <mn>5</mn>
      </mrow>
      <mi mathvariant="normal">:</mi>
      <mrow>
        <mrow>
          <mo fence="true" form="prefix" stretchy="true">(</mo>
          <mrow>
            <mtable>
              <mtr>
                <mtd>
                  <msub>
                    <mi>t</mi>
                    <mn>0</mn>
                  </msub>
                </mtd>
              </mtr>
              <mtr>
                <mtd>
                  <msub>
                    <mi>t</mi>
                    <mn>1</mn>
                  </msub>
                </mtd>
              </mtr>
              <mtr>
                <mtd>
                  <msub>
                    <mi>t</mi>
                    <mn>2</mn>
                  </msub>
                </mtd>
              </mtr>
              <mtr>
                <mtd>
                  <msub>
                    <mi>t</mi>
                    <mn>3</mn>
                  </msub>
                </mtd>
              </mtr>
              <mtr>
                <mtd>
                  <msub>
                    <mi>t</mi>
                    <mn>4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n>8</mn>
                </mtd>
              </mtr>
              <mtr>
                <mtd>
                  <mn>6</mn>
                </mtd>
              </mtr>
              <mtr>
                <mtd>
                  <mn>6</mn>
                </mtd>
              </mtr>
              <mtr>
                <mtd>
                  <mn>6</mn>
                </mtd>
              </mtr>
              <mtr>
                <mtd>
                  <mn>6</mn>
                </mtd>
              </mtr>
            </mtable>
          </mrow>
          <mo fence="true" form="postfix" stretchy="true">)</mo>
        </mrow>
      </mrow>
    </mrow>
    <annotation encoding="StarMath 5.0">n=3: left ( matrix{t_0 ## t_1 ## t_2 ## t_3 ## t_4} right) = left ( matrix{2 ## 2 ## 1 ## 2 ## 1} right),n=4: left ( matrix{t_0 ## t_1 ## t_2 ## t_3 ## t_4} right) = left ( matrix{4 ## 3 ## 3 ## 3 ## 3} right), n=5: left ( matrix{t_0 ## t_1 ## t_2 ## t_3 ## t_4} right) = left ( matrix{8 ## 6 ## 6 ## 6 ## 6} right)</annotation>
  </semantics>
</math>
</file>